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clone( FONode parent , boolean remove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.isAuto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ColumnNumb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mustKeepToget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finalizeN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ble.getBorderCollap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OrphanConten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WidowConten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validateChildNode( Locator loc , String nsURI , String local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able.omitFooterAt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Table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BorderSep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getNumberOf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addChildNode( FONode chil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able.getRowGroup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Tabl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isSeparateBord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createImplicitColumn( int col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.ensureColumnNumber( int column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.getColumn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finalizeColum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.getInline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addColumnNode( TableColumn 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le.getTab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omitHeaderAt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bind( PropertyList p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able.hasExplici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